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8pt" style:text-underline-style="solid" style:text-underline-width="auto" style:text-underline-color="font-color" fo:font-weight="bold" officeooo:rsid="001cdd95" officeooo:paragraph-rsid="001cdd95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Andale Mono" fo:font-size="18pt" style:text-underline-style="none" fo:font-weight="bold" officeooo:rsid="001cdd95" officeooo:paragraph-rsid="001cdd95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Andale Mono" fo:font-size="14pt" style:text-underline-style="none" fo:font-weight="normal" officeooo:rsid="001cdd95" officeooo:paragraph-rsid="001cdd95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ndale Mono" fo:font-size="14pt" style:text-underline-style="none" fo:font-weight="normal" officeooo:rsid="001f84af" officeooo:paragraph-rsid="001f84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Andale Mono" fo:font-size="14pt" style:text-underline-style="none" fo:font-weight="normal" officeooo:rsid="001cdd95" officeooo:paragraph-rsid="001cdd9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ndale Mono" fo:font-size="18pt" style:text-underline-style="none" fo:font-weight="bold" officeooo:rsid="001f84af" officeooo:paragraph-rsid="001f84af" style:font-size-asian="15.75pt" style:font-weight-asian="bold" style:font-size-complex="18pt" style:font-weight-complex="bold"/>
    </style:style>
    <style:style style:name="T1" style:family="text">
      <style:text-properties officeooo:rsid="001f84af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e5cb5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</text:p>
      <text:p text:style-name="P4">Hard Drive Hound</text:p>
      <text:p text:style-name="P3"/>
      <text:p text:style-name="P2">What was the project assignment?</text:p>
      <text:p text:style-name="P6"><text:span text:style-name="T3">T</text:span><text:span text:style-name="T2">his was a personal project I undertook over summer break 2017. I was building a Plex Media server and recognized that I was quickly running out of HD space, so I built a small web crawler that could search Microcenter’s web page for any good deals on hard drives. I even built a back end to store the data ripped from the site and perform GB per dollar calculations.</text:span></text:p>
      <text:p text:style-name="P3"/>
      <text:p text:style-name="P2">What did you learn from the project?</text:p>
      <text:p text:style-name="P5">This was the first time I <text:span text:style-name="T1">tried to implement a MongoDB back-end. While it wasn’t my first attempt this was the first time I was able to perform anything useful using the BeautifulSoup Python html parsing library. In addition to the previously mention I also learned how to get this bot to send email alerts if any good deals were found.</text:span></text:p>
      <text:p text:style-name="P3"/>
      <text:p text:style-name="P2">What would you do differently next time?</text:p>
      <text:p text:style-name="P5"><text:span text:style-name="T1">Plan the architecture out. Use more appropriate naming conventions. I tried to get cute and use dog related terms like, `def sniffing:` as a method for calculating the GB per dollar values. Over time I would forget exactly what that method d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48:50.767069175</meta:creation-date>
    <dc:date>2017-12-08T21:14:05.895664658</dc:date>
    <meta:editing-duration>PT14M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95" meta:character-count="1078" meta:non-whitespace-character-count="891"/>
  </office:meta>
</office:document-meta>
</file>